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198cm"/>
    </style:style>
    <style:style style:name="co2" style:family="table-column">
      <style:table-column-properties fo:break-before="auto" style:column-width="5.061cm"/>
    </style:style>
    <style:style style:name="co3" style:family="table-column">
      <style:table-column-properties fo:break-before="auto" style:column-width="1.258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10.081cm"/>
    </style:style>
    <style:style style:name="co6" style:family="table-column">
      <style:table-column-properties fo:break-before="auto" style:column-width="4.4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atsanwaltschaf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undesland</text:p>
          </table:table-cell>
        </table:table-row>
        <table:table-row table:style-name="ro1">
          <table:table-cell office:value-type="string" calcext:value-type="string">
            <text:p>Staatsanwaltschaft Aachen</text:p>
          </table:table-cell>
          <table:table-cell office:value-type="string" calcext:value-type="string">
            <text:p>Adalbertsteinweg 92</text:p>
          </table:table-cell>
          <table:table-cell office:value-type="float" office:value="52070" calcext:value-type="float">
            <text:p>52070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poststelle@sta-aachen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Arnsberg</text:p>
          </table:table-cell>
          <table:table-cell office:value-type="string" calcext:value-type="string">
            <text:p>Clemens-August-Straße 83</text:p>
          </table:table-cell>
          <table:table-cell office:value-type="float" office:value="59821" calcext:value-type="float">
            <text:p>59821</text:p>
          </table:table-cell>
          <table:table-cell office:value-type="string" calcext:value-type="string">
            <text:p>Arnsberg</text:p>
          </table:table-cell>
          <table:table-cell office:value-type="string" calcext:value-type="string">
            <text:p>poststelle@sta-arnsberg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Augsburg</text:p>
          </table:table-cell>
          <table:table-cell office:value-type="string" calcext:value-type="string">
            <text:p>Gögginger Straße 43-47</text:p>
          </table:table-cell>
          <table:table-cell office:value-type="float" office:value="86159" calcext:value-type="float">
            <text:p>8615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poststelle@sta-a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Baden-Baden</text:p>
          </table:table-cell>
          <table:table-cell office:value-type="string" calcext:value-type="string">
            <text:p>Stephanienstraße 34</text:p>
          </table:table-cell>
          <table:table-cell office:value-type="float" office:value="76530" calcext:value-type="float">
            <text:p>76530</text:p>
          </table:table-cell>
          <table:table-cell office:value-type="string" calcext:value-type="string">
            <text:p>Baden-Baden</text:p>
          </table:table-cell>
          <table:table-cell office:value-type="string" calcext:value-type="string">
            <text:p>poststelle@sta-baden-baden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Bamberg</text:p>
          </table:table-cell>
          <table:table-cell office:value-type="string" calcext:value-type="string">
            <text:p>Wilhelmsplatz 3</text:p>
          </table:table-cell>
          <table:table-cell office:value-type="float" office:value="96047" calcext:value-type="float">
            <text:p>96047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poststelle@sta-ba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Bayreuth</text:p>
          </table:table-cell>
          <table:table-cell office:value-type="string" calcext:value-type="string">
            <text:p>Maximilianstraße 12</text:p>
          </table:table-cell>
          <table:table-cell office:value-type="float" office:value="95444" calcext:value-type="float">
            <text:p>95444</text:p>
          </table:table-cell>
          <table:table-cell office:value-type="string" calcext:value-type="string">
            <text:p>Bayreuth</text:p>
          </table:table-cell>
          <table:table-cell office:value-type="string" calcext:value-type="string">
            <text:p>poststelle@sta-bt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Berlin</text:p>
          </table:table-cell>
          <table:table-cell office:value-type="string" calcext:value-type="string">
            <text:p>Turmstraße 91</text:p>
          </table:table-cell>
          <table:table-cell office:value-type="float" office:value="10559" calcext:value-type="float">
            <text:p>1055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postfach@sta.berlin.de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string" calcext:value-type="string">
            <text:p>Staatsanwaltschaft Bielefeld</text:p>
          </table:table-cell>
          <table:table-cell office:value-type="string" calcext:value-type="string">
            <text:p>Niederwall 38</text:p>
          </table:table-cell>
          <table:table-cell office:value-type="float" office:value="33602" calcext:value-type="float">
            <text:p>33602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poststelle@sta-bielefeld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Bochum</text:p>
          </table:table-cell>
          <table:table-cell office:value-type="string" calcext:value-type="string">
            <text:p>Massenbergstraße 11</text:p>
          </table:table-cell>
          <table:table-cell office:value-type="float" office:value="44787" calcext:value-type="float">
            <text:p>44787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poststelle@sta-bochum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Bonn</text:p>
          </table:table-cell>
          <table:table-cell office:value-type="string" calcext:value-type="string">
            <text:p>Oxfordstraße 18-20</text:p>
          </table:table-cell>
          <table:table-cell office:value-type="float" office:value="53111" calcext:value-type="float">
            <text:p>53111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poststelle@sta-bonn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Braunschweig</text:p>
          </table:table-cell>
          <table:table-cell office:value-type="string" calcext:value-type="string">
            <text:p>Wilhelmstraße 3</text:p>
          </table:table-cell>
          <table:table-cell office:value-type="float" office:value="38100" calcext:value-type="float">
            <text:p>38100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info@sta-bs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Bremen</text:p>
          </table:table-cell>
          <table:table-cell office:value-type="string" calcext:value-type="string">
            <text:p>Domsheide 16</text:p>
          </table:table-cell>
          <table:table-cell office:value-type="float" office:value="28195" calcext:value-type="float">
            <text:p>28195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office@staatsanwaltschaft.bremen.de</text:p>
          </table:table-cell>
          <table:table-cell office:value-type="string" calcext:value-type="string">
            <text:p>Bremen</text:p>
          </table:table-cell>
        </table:table-row>
        <table:table-row table:style-name="ro1">
          <table:table-cell office:value-type="string" calcext:value-type="string">
            <text:p>Staatsanwaltschaft Chemnitz</text:p>
          </table:table-cell>
          <table:table-cell office:value-type="string" calcext:value-type="string">
            <text:p>Zschopauer Straße 100</text:p>
          </table:table-cell>
          <table:table-cell office:value-type="float" office:value="9126" calcext:value-type="float">
            <text:p>9126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info.sta-chemnitz@justiz.sachsen.d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string" calcext:value-type="string">
            <text:p>Staatsanwaltschaft Cottbus</text:p>
          </table:table-cell>
          <table:table-cell office:value-type="string" calcext:value-type="string">
            <text:p>Vom-Stein-Straße 29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Cottbus</text:p>
          </table:table-cell>
          <table:table-cell office:value-type="string" calcext:value-type="string">
            <text:p>poststelle@sta-cottbus.brandenburg.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string" calcext:value-type="string">
            <text:p>Staatsanwaltschaft Darmstadt</text:p>
          </table:table-cell>
          <table:table-cell office:value-type="string" calcext:value-type="string">
            <text:p>Bismarckstraße 17</text:p>
          </table:table-cell>
          <table:table-cell office:value-type="float" office:value="64293" calcext:value-type="float">
            <text:p>64293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poststelle.staatsanwaltschaft@sta-da.justiz.hessen.d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string" calcext:value-type="string">
            <text:p>Staatsanwaltschaft Deggendorf</text:p>
          </table:table-cell>
          <table:table-cell office:value-type="string" calcext:value-type="string">
            <text:p>Bahnhofstraße 18</text:p>
          </table:table-cell>
          <table:table-cell office:value-type="float" office:value="94469" calcext:value-type="float">
            <text:p>94469</text:p>
          </table:table-cell>
          <table:table-cell office:value-type="string" calcext:value-type="string">
            <text:p>Deggendorf</text:p>
          </table:table-cell>
          <table:table-cell office:value-type="string" calcext:value-type="string">
            <text:p>poststelle@sta-deg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Dessau-Roßlau</text:p>
          </table:table-cell>
          <table:table-cell office:value-type="string" calcext:value-type="string">
            <text:p>Friedrichstraße 2</text:p>
          </table:table-cell>
          <table:table-cell office:value-type="float" office:value="6844" calcext:value-type="float">
            <text:p>6844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poststelle@sta-dessau.sachsen-anhalt.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string" calcext:value-type="string">
            <text:p>Staatsanwaltschaft Dortmund</text:p>
          </table:table-cell>
          <table:table-cell office:value-type="string" calcext:value-type="string">
            <text:p>Olpe 1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poststelle@sta-dortmund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Dresden</text:p>
          </table:table-cell>
          <table:table-cell office:value-type="string" calcext:value-type="string">
            <text:p>Lothringer Straße 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postmaster@sta-dd.justiz.sachsen.d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string" calcext:value-type="string">
            <text:p>Staatsanwaltschaft Düsseldorf</text:p>
          </table:table-cell>
          <table:table-cell office:value-type="string" calcext:value-type="string">
            <text:p>Mühlenstraße 30</text:p>
          </table:table-cell>
          <table:table-cell office:value-type="float" office:value="40200" calcext:value-type="float">
            <text:p>40200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poststelle@sta-duesseldorf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Duisburg</text:p>
          </table:table-cell>
          <table:table-cell office:value-type="string" calcext:value-type="string">
            <text:p>König-Heinrich-Platz 5</text:p>
          </table:table-cell>
          <table:table-cell office:value-type="float" office:value="47051" calcext:value-type="float">
            <text:p>47051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poststelle@sta-duisburg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Ellwangen</text:p>
          </table:table-cell>
          <table:table-cell office:value-type="string" calcext:value-type="string">
            <text:p>Sebastianstraße 7</text:p>
          </table:table-cell>
          <table:table-cell office:value-type="float" office:value="73479" calcext:value-type="float">
            <text:p>73479</text:p>
          </table:table-cell>
          <table:table-cell office:value-type="string" calcext:value-type="string">
            <text:p>Ellwangen</text:p>
          </table:table-cell>
          <table:table-cell office:value-type="string" calcext:value-type="string">
            <text:p>poststelle@sta-ellwangen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Erfurt</text:p>
          </table:table-cell>
          <table:table-cell office:value-type="string" calcext:value-type="string">
            <text:p>Rudolfstraße 46</text:p>
          </table:table-cell>
          <table:table-cell office:value-type="float" office:value="99092" calcext:value-type="float">
            <text:p>99092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poststelle.sta-erfurt@justiz.thueringen.de</text:p>
          </table:table-cell>
          <table:table-cell office:value-type="string" calcext:value-type="string">
            <text:p>Thüringen</text:p>
          </table:table-cell>
        </table:table-row>
        <table:table-row table:style-name="ro1">
          <table:table-cell office:value-type="string" calcext:value-type="string">
            <text:p>Staatsanwaltschaft Essen</text:p>
          </table:table-cell>
          <table:table-cell office:value-type="string" calcext:value-type="string">
            <text:p>Zweigertstraße 52</text:p>
          </table:table-cell>
          <table:table-cell office:value-type="float" office:value="45130" calcext:value-type="float">
            <text:p>45130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poststelle@sta-essen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Flensburg</text:p>
          </table:table-cell>
          <table:table-cell office:value-type="string" calcext:value-type="string">
            <text:p>Holm 6</text:p>
          </table:table-cell>
          <table:table-cell office:value-type="float" office:value="24937" calcext:value-type="float">
            <text:p>24937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info.sta-flensburg@justiz.landsh.d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string" calcext:value-type="string">
            <text:p>Staatsanwaltschaft Frankfurt am Main</text:p>
          </table:table-cell>
          <table:table-cell office:value-type="string" calcext:value-type="string">
            <text:p>Konrad-Adenauer-Straße 20</text:p>
          </table:table-cell>
          <table:table-cell office:value-type="float" office:value="60313" calcext:value-type="float">
            <text:p>60313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staatsanwaltschaft@sta-ffm.justiz.hessen.d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string" calcext:value-type="string">
            <text:p>Staatsanwaltschaft Frankfurt (Oder)</text:p>
          </table:table-cell>
          <table:table-cell office:value-type="string" calcext:value-type="string">
            <text:p>Logenstraße 8</text:p>
          </table:table-cell>
          <table:table-cell office:value-type="float" office:value="15230" calcext:value-type="float">
            <text:p>15230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poststelle@sta-ffo.brandenburg.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string" calcext:value-type="string">
            <text:p>Staatsanwaltschaft Freiburg</text:p>
          </table:table-cell>
          <table:table-cell office:value-type="string" calcext:value-type="string">
            <text:p>Holzmarkt 2</text:p>
          </table:table-cell>
          <table:table-cell office:value-type="float" office:value="79098" calcext:value-type="float">
            <text:p>7909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poststelle@sta-freiburg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Fulda</text:p>
          </table:table-cell>
          <table:table-cell office:value-type="string" calcext:value-type="string">
            <text:p>Bonifatiusplatz 1</text:p>
          </table:table-cell>
          <table:table-cell office:value-type="float" office:value="36037" calcext:value-type="float">
            <text:p>36037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staatsanwaltschaft@sta-fd.justiz.hessen.d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string" calcext:value-type="string">
            <text:p>Staatsanwaltschaft Gera</text:p>
          </table:table-cell>
          <table:table-cell office:value-type="string" calcext:value-type="string">
            <text:p>Hermann-Drechsler-Straße 1</text:p>
          </table:table-cell>
          <table:table-cell office:value-type="float" office:value="7548" calcext:value-type="float">
            <text:p>7548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poststelle.sta-gera@justiz.thueringen.de</text:p>
          </table:table-cell>
          <table:table-cell office:value-type="string" calcext:value-type="string">
            <text:p>Thüringen</text:p>
          </table:table-cell>
        </table:table-row>
        <table:table-row table:style-name="ro1">
          <table:table-cell office:value-type="string" calcext:value-type="string">
            <text:p>Staatsanwaltschaft Gießen</text:p>
          </table:table-cell>
          <table:table-cell office:value-type="string" calcext:value-type="string">
            <text:p>Landgraf-Philipp-Platz 1</text:p>
          </table:table-cell>
          <table:table-cell office:value-type="float" office:value="35390" calcext:value-type="float">
            <text:p>35390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staatsanwaltschaft@sta-gi.justiz.hessen.d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string" calcext:value-type="string">
            <text:p>Staatsanwaltschaft Görlitz</text:p>
          </table:table-cell>
          <table:table-cell office:value-type="string" calcext:value-type="string">
            <text:p>Promenadenstraße 8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Görlitz</text:p>
          </table:table-cell>
          <table:table-cell office:value-type="string" calcext:value-type="string">
            <text:p>info.sta-goerlitz@justiz.sachsen.d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string" calcext:value-type="string">
            <text:p>Staatsanwaltschaft Göttingen</text:p>
          </table:table-cell>
          <table:table-cell office:value-type="string" calcext:value-type="string">
            <text:p>Angerstraße 14</text:p>
          </table:table-cell>
          <table:table-cell office:value-type="float" office:value="37073" calcext:value-type="float">
            <text:p>37073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info@sta-goe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Hagen</text:p>
          </table:table-cell>
          <table:table-cell office:value-type="string" calcext:value-type="string">
            <text:p>Rathausstraße 13</text:p>
          </table:table-cell>
          <table:table-cell office:value-type="float" office:value="58095" calcext:value-type="float">
            <text:p>58095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poststelle@sta-hagen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Halle (Saale)</text:p>
          </table:table-cell>
          <table:table-cell office:value-type="string" calcext:value-type="string">
            <text:p>Hansering 17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Halle (Saale)</text:p>
          </table:table-cell>
          <table:table-cell office:value-type="string" calcext:value-type="string">
            <text:p>poststelle@sta-halle.sachsen-anhalt.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string" calcext:value-type="string">
            <text:p>Staatsanwaltschaft Hamburg</text:p>
          </table:table-cell>
          <table:table-cell office:value-type="string" calcext:value-type="string">
            <text:p>Gorch-Fock-Wall 15</text:p>
          </table:table-cell>
          <table:table-cell office:value-type="float" office:value="20355" calcext:value-type="float">
            <text:p>20355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info@sta-hh.justiz.hamburg.de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string" calcext:value-type="string">
            <text:p>Staatsanwaltschaft Hannover</text:p>
          </table:table-cell>
          <table:table-cell office:value-type="string" calcext:value-type="string">
            <text:p>Am Waterlooplatz 11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info@sta-hannover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Heidelberg</text:p>
          </table:table-cell>
          <table:table-cell office:value-type="string" calcext:value-type="string">
            <text:p>Kurfürsten-Anlage 52-60</text:p>
          </table:table-cell>
          <table:table-cell office:value-type="float" office:value="69115" calcext:value-type="float">
            <text:p>69115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poststelle@sta-heidelberg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Heilbronn</text:p>
          </table:table-cell>
          <table:table-cell office:value-type="string" calcext:value-type="string">
            <text:p>Moltkestraße 69</text:p>
          </table:table-cell>
          <table:table-cell office:value-type="float" office:value="74072" calcext:value-type="float">
            <text:p>74072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poststelle@sta-heilbronn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Hildesheim</text:p>
          </table:table-cell>
          <table:table-cell office:value-type="string" calcext:value-type="string">
            <text:p>Scheelenstraße 2</text:p>
          </table:table-cell>
          <table:table-cell office:value-type="float" office:value="31134" calcext:value-type="float">
            <text:p>31134</text:p>
          </table:table-cell>
          <table:table-cell office:value-type="string" calcext:value-type="string">
            <text:p>Hildesheim</text:p>
          </table:table-cell>
          <table:table-cell office:value-type="string" calcext:value-type="string">
            <text:p>info@sta-hi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Hof</text:p>
          </table:table-cell>
          <table:table-cell office:value-type="string" calcext:value-type="string">
            <text:p>Theaterstraße 5</text:p>
          </table:table-cell>
          <table:table-cell office:value-type="float" office:value="95028" calcext:value-type="float">
            <text:p>95028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poststelle@sta-hof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Ingolstadt</text:p>
          </table:table-cell>
          <table:table-cell office:value-type="string" calcext:value-type="string">
            <text:p>Schloßlände 2</text:p>
          </table:table-cell>
          <table:table-cell office:value-type="float" office:value="85049" calcext:value-type="float">
            <text:p>85049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poststelle@sta-in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Itzehoe</text:p>
          </table:table-cell>
          <table:table-cell office:value-type="string" calcext:value-type="string">
            <text:p>Prinzessinstraße 30</text:p>
          </table:table-cell>
          <table:table-cell office:value-type="float" office:value="25524" calcext:value-type="float">
            <text:p>25524</text:p>
          </table:table-cell>
          <table:table-cell office:value-type="string" calcext:value-type="string">
            <text:p>Itzehoe</text:p>
          </table:table-cell>
          <table:table-cell office:value-type="string" calcext:value-type="string">
            <text:p>info.sta-itzehoe@justiz.landsh.d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string" calcext:value-type="string">
            <text:p>Staatsanwaltschaft Kaiserslautern</text:p>
          </table:table-cell>
          <table:table-cell office:value-type="string" calcext:value-type="string">
            <text:p>Maxstraße 8</text:p>
          </table:table-cell>
          <table:table-cell office:value-type="float" office:value="67655" calcext:value-type="float">
            <text:p>67655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poststelle@sta-kl.justiz.rlp.d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string" calcext:value-type="string">
            <text:p>Staatsanwaltschaft Karlsruhe</text:p>
          </table:table-cell>
          <table:table-cell office:value-type="string" calcext:value-type="string">
            <text:p>Markgrafenstraße 9-11</text:p>
          </table:table-cell>
          <table:table-cell office:value-type="float" office:value="76131" calcext:value-type="float">
            <text:p>76131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poststelle@sta-karlsruhe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Kassel</text:p>
          </table:table-cell>
          <table:table-cell office:value-type="string" calcext:value-type="string">
            <text:p>Ständeplatz 9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staatsanwaltschaft@sta-ks.justiz.hessen.d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string" calcext:value-type="string">
            <text:p>Staatsanwaltschaft Kempten</text:p>
          </table:table-cell>
          <table:table-cell office:value-type="string" calcext:value-type="string">
            <text:p>Residenzplatz 4</text:p>
          </table:table-cell>
          <table:table-cell office:value-type="float" office:value="87435" calcext:value-type="float">
            <text:p>87435</text:p>
          </table:table-cell>
          <table:table-cell office:value-type="string" calcext:value-type="string">
            <text:p>Kempten</text:p>
          </table:table-cell>
          <table:table-cell office:value-type="string" calcext:value-type="string">
            <text:p>poststelle@sta-ke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Kiel</text:p>
          </table:table-cell>
          <table:table-cell office:value-type="string" calcext:value-type="string">
            <text:p>Lorentzendamm 35</text:p>
          </table:table-cell>
          <table:table-cell office:value-type="float" office:value="24103" calcext:value-type="float">
            <text:p>24103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info.sta-kiel@justiz.landsh.d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string" calcext:value-type="string">
            <text:p>Staatsanwaltschaft Kleve</text:p>
          </table:table-cell>
          <table:table-cell office:value-type="string" calcext:value-type="string">
            <text:p>Große Straße 106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Kleve</text:p>
          </table:table-cell>
          <table:table-cell office:value-type="string" calcext:value-type="string">
            <text:p>poststelle@sta-kleve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Koblenz</text:p>
          </table:table-cell>
          <table:table-cell office:value-type="string" calcext:value-type="string">
            <text:p>Zentralplatz 2</text:p>
          </table:table-cell>
          <table:table-cell office:value-type="float" office:value="56068" calcext:value-type="float">
            <text:p>56068</text:p>
          </table:table-cell>
          <table:table-cell office:value-type="string" calcext:value-type="string">
            <text:p>Koblenz</text:p>
          </table:table-cell>
          <table:table-cell office:value-type="string" calcext:value-type="string">
            <text:p>poststelle@sta-ko.justiz.rlp.d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string" calcext:value-type="string">
            <text:p>Staatsanwaltschaft Köln</text:p>
          </table:table-cell>
          <table:table-cell office:value-type="string" calcext:value-type="string">
            <text:p>Reichenspergerplatz 1</text:p>
          </table:table-cell>
          <table:table-cell office:value-type="float" office:value="50670" calcext:value-type="float">
            <text:p>50670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poststelle@sta-koeln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Konstanz</text:p>
          </table:table-cell>
          <table:table-cell office:value-type="string" calcext:value-type="string">
            <text:p>Spanierstraße 7</text:p>
          </table:table-cell>
          <table:table-cell office:value-type="float" office:value="78467" calcext:value-type="float">
            <text:p>78467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poststelle@sta-konstanz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Krefeld</text:p>
          </table:table-cell>
          <table:table-cell office:value-type="string" calcext:value-type="string">
            <text:p>Gartenstraße 209</text:p>
          </table:table-cell>
          <table:table-cell office:value-type="float" office:value="47798" calcext:value-type="float">
            <text:p>47798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poststelle@sta-krefeld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Landau</text:p>
          </table:table-cell>
          <table:table-cell office:value-type="string" calcext:value-type="string">
            <text:p>Weißquartierstraße 13a</text:p>
          </table:table-cell>
          <table:table-cell office:value-type="float" office:value="76829" calcext:value-type="float">
            <text:p>76829</text:p>
          </table:table-cell>
          <table:table-cell office:value-type="string" calcext:value-type="string">
            <text:p>Landau</text:p>
          </table:table-cell>
          <table:table-cell office:value-type="string" calcext:value-type="string">
            <text:p>poststelle@sta-ld.justiz.rlp.d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string" calcext:value-type="string">
            <text:p>Staatsanwaltschaft Landshut</text:p>
          </table:table-cell>
          <table:table-cell office:value-type="string" calcext:value-type="string">
            <text:p>Regierungsplatz 540</text:p>
          </table:table-cell>
          <table:table-cell office:value-type="float" office:value="84028" calcext:value-type="float">
            <text:p>84028</text:p>
          </table:table-cell>
          <table:table-cell office:value-type="string" calcext:value-type="string">
            <text:p>Landshut</text:p>
          </table:table-cell>
          <table:table-cell office:value-type="string" calcext:value-type="string">
            <text:p>poststelle@sta-la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Leipzig</text:p>
          </table:table-cell>
          <table:table-cell office:value-type="string" calcext:value-type="string">
            <text:p>Arndtstraße 220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info.sta-leipzig@justiz.sachsen.de</text:p>
          </table:table-cell>
          <table:table-cell office:value-type="string" calcext:value-type="string">
            <text:p>Sachsen</text:p>
          </table:table-cell>
        </table:table-row>
        <table:table-row table:style-name="ro1">
          <table:table-cell office:value-type="string" calcext:value-type="string">
            <text:p>Staatsanwaltschaft Limburg</text:p>
          </table:table-cell>
          <table:table-cell office:value-type="string" calcext:value-type="string">
            <text:p>Diezer Straße 4</text:p>
          </table:table-cell>
          <table:table-cell office:value-type="float" office:value="65549" calcext:value-type="float">
            <text:p>6554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staatsanwaltschaft@sta-limburg.justiz.hessen.d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string" calcext:value-type="string">
            <text:p>Staatsanwaltschaft Lübeck</text:p>
          </table:table-cell>
          <table:table-cell office:value-type="string" calcext:value-type="string">
            <text:p>Kronsforder Allee 14-16</text:p>
          </table:table-cell>
          <table:table-cell office:value-type="float" office:value="23560" calcext:value-type="float">
            <text:p>23560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info.sta-luebeck@justiz.landsh.de</text:p>
          </table:table-cell>
          <table:table-cell office:value-type="string" calcext:value-type="string">
            <text:p>Schleswig-Holstein</text:p>
          </table:table-cell>
        </table:table-row>
        <table:table-row table:style-name="ro1">
          <table:table-cell office:value-type="string" calcext:value-type="string">
            <text:p>Staatsanwaltschaft Lüneburg</text:p>
          </table:table-cell>
          <table:table-cell office:value-type="string" calcext:value-type="string">
            <text:p>Uelzener Straße 40</text:p>
          </table:table-cell>
          <table:table-cell office:value-type="float" office:value="21335" calcext:value-type="float">
            <text:p>21335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info@sta-lg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Magdeburg</text:p>
          </table:table-cell>
          <table:table-cell office:value-type="string" calcext:value-type="string">
            <text:p>Breiter Weg 203-206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poststelle@sta-magdeburg.sachsen-anhalt.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string" calcext:value-type="string">
            <text:p>Staatsanwaltschaft Mainz</text:p>
          </table:table-cell>
          <table:table-cell office:value-type="string" calcext:value-type="string">
            <text:p>Diether-von-Isenburg-Straße 1</text:p>
          </table:table-cell>
          <table:table-cell office:value-type="float" office:value="55116" calcext:value-type="float">
            <text:p>5511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poststelle@sta-mz.justiz.rlp.d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string" calcext:value-type="string">
            <text:p>Staatsanwaltschaft Mannheim</text:p>
          </table:table-cell>
          <table:table-cell office:value-type="string" calcext:value-type="string">
            <text:p>Schlossplatz 4-6</text:p>
          </table:table-cell>
          <table:table-cell office:value-type="float" office:value="68161" calcext:value-type="float">
            <text:p>68161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poststelle@sta-mannheim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Marburg</text:p>
          </table:table-cell>
          <table:table-cell office:value-type="string" calcext:value-type="string">
            <text:p>Barfüßerstraße 34</text:p>
          </table:table-cell>
          <table:table-cell office:value-type="float" office:value="35037" calcext:value-type="float">
            <text:p>35037</text:p>
          </table:table-cell>
          <table:table-cell office:value-type="string" calcext:value-type="string">
            <text:p>Marburg</text:p>
          </table:table-cell>
          <table:table-cell office:value-type="string" calcext:value-type="string">
            <text:p>staatsanwaltschaft@sta-mr.justiz.hessen.d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string" calcext:value-type="string">
            <text:p>Staatsanwaltschaft Meiningen</text:p>
          </table:table-cell>
          <table:table-cell office:value-type="string" calcext:value-type="string">
            <text:p>Henneberger Straße 6</text:p>
          </table:table-cell>
          <table:table-cell office:value-type="float" office:value="98617" calcext:value-type="float">
            <text:p>98617</text:p>
          </table:table-cell>
          <table:table-cell office:value-type="string" calcext:value-type="string">
            <text:p>Meiningen</text:p>
          </table:table-cell>
          <table:table-cell office:value-type="string" calcext:value-type="string">
            <text:p>poststelle.sta-meiningen@justiz.thueringen.de</text:p>
          </table:table-cell>
          <table:table-cell office:value-type="string" calcext:value-type="string">
            <text:p>Thüringen</text:p>
          </table:table-cell>
        </table:table-row>
        <table:table-row table:style-name="ro1">
          <table:table-cell office:value-type="string" calcext:value-type="string">
            <text:p>Staatsanwaltschaft Memmingen</text:p>
          </table:table-cell>
          <table:table-cell office:value-type="string" calcext:value-type="string">
            <text:p>Hallhof 9</text:p>
          </table:table-cell>
          <table:table-cell office:value-type="float" office:value="87700" calcext:value-type="float">
            <text:p>87700</text:p>
          </table:table-cell>
          <table:table-cell office:value-type="string" calcext:value-type="string">
            <text:p>Memmingen</text:p>
          </table:table-cell>
          <table:table-cell office:value-type="string" calcext:value-type="string">
            <text:p>poststelle@sta-mm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Mönchengladbach</text:p>
          </table:table-cell>
          <table:table-cell office:value-type="string" calcext:value-type="string">
            <text:p>Hohenzollernstraße 130</text:p>
          </table:table-cell>
          <table:table-cell office:value-type="float" office:value="41061" calcext:value-type="float">
            <text:p>41061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poststelle@sta-mg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Mosbach</text:p>
          </table:table-cell>
          <table:table-cell office:value-type="string" calcext:value-type="string">
            <text:p>Neckarelzer Straße 7</text:p>
          </table:table-cell>
          <table:table-cell office:value-type="float" office:value="74821" calcext:value-type="float">
            <text:p>74821</text:p>
          </table:table-cell>
          <table:table-cell office:value-type="string" calcext:value-type="string">
            <text:p>Mosbach</text:p>
          </table:table-cell>
          <table:table-cell office:value-type="string" calcext:value-type="string">
            <text:p>poststelle@sta-mosbach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Mühlhausen</text:p>
          </table:table-cell>
          <table:table-cell office:value-type="string" calcext:value-type="string">
            <text:p>Jüdenstraße 19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</text:p>
          </table:table-cell>
          <table:table-cell office:value-type="string" calcext:value-type="string">
            <text:p>poststelle.sta-mhl@justiz.thueringen.de</text:p>
          </table:table-cell>
          <table:table-cell office:value-type="string" calcext:value-type="string">
            <text:p>Thüringen</text:p>
          </table:table-cell>
        </table:table-row>
        <table:table-row table:style-name="ro1">
          <table:table-cell office:value-type="string" calcext:value-type="string">
            <text:p>Staatsanwaltschaft München I</text:p>
          </table:table-cell>
          <table:table-cell office:value-type="string" calcext:value-type="string">
            <text:p>Nymphenburger Straße 16</text:p>
          </table:table-cell>
          <table:table-cell office:value-type="float" office:value="80335" calcext:value-type="float">
            <text:p>8033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oststelle@sta-m1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München II</text:p>
          </table:table-cell>
          <table:table-cell office:value-type="string" calcext:value-type="string">
            <text:p>Leonrodstraße 21</text:p>
          </table:table-cell>
          <table:table-cell office:value-type="float" office:value="80636" calcext:value-type="float">
            <text:p>8063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oststelle@sta-m2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Münster</text:p>
          </table:table-cell>
          <table:table-cell office:value-type="string" calcext:value-type="string">
            <text:p>Friedrich-Ebert-Platz 1</text:p>
          </table:table-cell>
          <table:table-cell office:value-type="float" office:value="48153" calcext:value-type="float">
            <text:p>48153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poststelle@sta-muenster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Neuruppin</text:p>
          </table:table-cell>
          <table:table-cell office:value-type="string" calcext:value-type="string">
            <text:p>Karl-Marx-Straße 1</text:p>
          </table:table-cell>
          <table:table-cell office:value-type="float" office:value="16816" calcext:value-type="float">
            <text:p>16816</text:p>
          </table:table-cell>
          <table:table-cell office:value-type="string" calcext:value-type="string">
            <text:p>Neuruppin</text:p>
          </table:table-cell>
          <table:table-cell office:value-type="string" calcext:value-type="string">
            <text:p>poststelle@sta-neuruppin.brandenburg.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string" calcext:value-type="string">
            <text:p>Staatsanwaltschaft Nürnberg-Fürth</text:p>
          </table:table-cell>
          <table:table-cell office:value-type="string" calcext:value-type="string">
            <text:p>Bärenschanzstraße 72</text:p>
          </table:table-cell>
          <table:table-cell office:value-type="float" office:value="90429" calcext:value-type="float">
            <text:p>9042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poststelle@sta-n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Oldenburg</text:p>
          </table:table-cell>
          <table:table-cell office:value-type="string" calcext:value-type="string">
            <text:p>Stau 41-45</text:p>
          </table:table-cell>
          <table:table-cell office:value-type="float" office:value="26122" calcext:value-type="float">
            <text:p>26122</text:p>
          </table:table-cell>
          <table:table-cell office:value-type="string" calcext:value-type="string">
            <text:p>Oldenburg</text:p>
          </table:table-cell>
          <table:table-cell office:value-type="string" calcext:value-type="string">
            <text:p>info@sta-ol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Osnabrück</text:p>
          </table:table-cell>
          <table:table-cell office:value-type="string" calcext:value-type="string">
            <text:p>Bergstraße 2</text:p>
          </table:table-cell>
          <table:table-cell office:value-type="float" office:value="49074" calcext:value-type="float">
            <text:p>49074</text:p>
          </table:table-cell>
          <table:table-cell office:value-type="string" calcext:value-type="string">
            <text:p>Osnabrück</text:p>
          </table:table-cell>
          <table:table-cell office:value-type="string" calcext:value-type="string">
            <text:p>info@sta-os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Paderborn</text:p>
          </table:table-cell>
          <table:table-cell office:value-type="string" calcext:value-type="string">
            <text:p>Bahnhofstraße 40</text:p>
          </table:table-cell>
          <table:table-cell office:value-type="float" office:value="33102" calcext:value-type="float">
            <text:p>33102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poststelle@sta-paderborn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Passau</text:p>
          </table:table-cell>
          <table:table-cell office:value-type="string" calcext:value-type="string">
            <text:p>Nibelungenplatz 3</text:p>
          </table:table-cell>
          <table:table-cell office:value-type="float" office:value="94032" calcext:value-type="float">
            <text:p>94032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oststelle@sta-pa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Potsdam</text:p>
          </table:table-cell>
          <table:table-cell office:value-type="string" calcext:value-type="string">
            <text:p>Friedrich-Ebert-Straße 79</text:p>
          </table:table-cell>
          <table:table-cell office:value-type="float" office:value="14469" calcext:value-type="float">
            <text:p>14469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oststelle@sta-potsdam.brandenburg.de</text:p>
          </table:table-cell>
          <table:table-cell office:value-type="string" calcext:value-type="string">
            <text:p>Brandenburg</text:p>
          </table:table-cell>
        </table:table-row>
        <table:table-row table:style-name="ro1">
          <table:table-cell office:value-type="string" calcext:value-type="string">
            <text:p>Staatsanwaltschaft Ravensburg</text:p>
          </table:table-cell>
          <table:table-cell office:value-type="string" calcext:value-type="string">
            <text:p>Marienplatz 51</text:p>
          </table:table-cell>
          <table:table-cell office:value-type="float" office:value="88212" calcext:value-type="float">
            <text:p>88212</text:p>
          </table:table-cell>
          <table:table-cell office:value-type="string" calcext:value-type="string">
            <text:p>Ravensburg</text:p>
          </table:table-cell>
          <table:table-cell office:value-type="string" calcext:value-type="string">
            <text:p>poststelle@sta-ravensburg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Regensburg</text:p>
          </table:table-cell>
          <table:table-cell office:value-type="string" calcext:value-type="string">
            <text:p>Maximilianstraße 14</text:p>
          </table:table-cell>
          <table:table-cell office:value-type="float" office:value="93047" calcext:value-type="float">
            <text:p>93047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poststelle@sta-r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Rostock</text:p>
          </table:table-cell>
          <table:table-cell office:value-type="string" calcext:value-type="string">
            <text:p>August-Bebel-Straße 21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poststelle.staatsanwaltschaft@justiz.mv-regierung.d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string" calcext:value-type="string">
            <text:p>Staatsanwaltschaft Rottweil</text:p>
          </table:table-cell>
          <table:table-cell office:value-type="string" calcext:value-type="string">
            <text:p>Friedrichsplatz 5</text:p>
          </table:table-cell>
          <table:table-cell office:value-type="float" office:value="78628" calcext:value-type="float">
            <text:p>78628</text:p>
          </table:table-cell>
          <table:table-cell office:value-type="string" calcext:value-type="string">
            <text:p>Rottweil</text:p>
          </table:table-cell>
          <table:table-cell office:value-type="string" calcext:value-type="string">
            <text:p>poststelle@sta-rottweil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Saarbrücken</text:p>
          </table:table-cell>
          <table:table-cell office:value-type="string" calcext:value-type="string">
            <text:p>Franz-Josef-Röder-Straße 17</text:p>
          </table:table-cell>
          <table:table-cell office:value-type="float" office:value="66119" calcext:value-type="float">
            <text:p>66119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staatsanwaltschaft@sta-sb.justiz.saarland.de</text:p>
          </table:table-cell>
          <table:table-cell office:value-type="string" calcext:value-type="string">
            <text:p>Saarland</text:p>
          </table:table-cell>
        </table:table-row>
        <table:table-row table:style-name="ro1">
          <table:table-cell office:value-type="string" calcext:value-type="string">
            <text:p>Staatsanwaltschaft Schweinfurt</text:p>
          </table:table-cell>
          <table:table-cell office:value-type="string" calcext:value-type="string">
            <text:p>Luitpoldstraße 9</text:p>
          </table:table-cell>
          <table:table-cell office:value-type="float" office:value="97421" calcext:value-type="float">
            <text:p>97421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poststelle@sta-sw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Schwerin</text:p>
          </table:table-cell>
          <table:table-cell office:value-type="string" calcext:value-type="string">
            <text:p>Werderstraße 28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poststelle.staatsanwaltschaft.schwerin@justiz.mv-regierung.de</text:p>
          </table:table-cell>
          <table:table-cell office:value-type="string" calcext:value-type="string">
            <text:p>Mecklenburg-Vorpommern</text:p>
          </table:table-cell>
        </table:table-row>
        <table:table-row table:style-name="ro1">
          <table:table-cell office:value-type="string" calcext:value-type="string">
            <text:p>Staatsanwaltschaft Siegen</text:p>
          </table:table-cell>
          <table:table-cell office:value-type="string" calcext:value-type="string">
            <text:p>Oranienstraße 3</text:p>
          </table:table-cell>
          <table:table-cell office:value-type="float" office:value="57072" calcext:value-type="float">
            <text:p>57072</text:p>
          </table:table-cell>
          <table:table-cell office:value-type="string" calcext:value-type="string">
            <text:p>Siegen</text:p>
          </table:table-cell>
          <table:table-cell office:value-type="string" calcext:value-type="string">
            <text:p>poststelle@sta-siegen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Stade</text:p>
          </table:table-cell>
          <table:table-cell office:value-type="string" calcext:value-type="string">
            <text:p>Am Sande 1</text:p>
          </table:table-cell>
          <table:table-cell office:value-type="float" office:value="21682" calcext:value-type="float">
            <text:p>21682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info@sta-std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Stendal</text:p>
          </table:table-cell>
          <table:table-cell office:value-type="string" calcext:value-type="string">
            <text:p>Bahnhofstraße 22</text:p>
          </table:table-cell>
          <table:table-cell office:value-type="float" office:value="39576" calcext:value-type="float">
            <text:p>39576</text:p>
          </table:table-cell>
          <table:table-cell office:value-type="string" calcext:value-type="string">
            <text:p>Stendal</text:p>
          </table:table-cell>
          <table:table-cell office:value-type="string" calcext:value-type="string">
            <text:p>poststelle@sta-stendal.sachsen-anhalt.de</text:p>
          </table:table-cell>
          <table:table-cell office:value-type="string" calcext:value-type="string">
            <text:p>Sachsen-Anhalt</text:p>
          </table:table-cell>
        </table:table-row>
        <table:table-row table:style-name="ro1">
          <table:table-cell office:value-type="string" calcext:value-type="string">
            <text:p>Staatsanwaltschaft Stuttgart</text:p>
          </table:table-cell>
          <table:table-cell office:value-type="string" calcext:value-type="string">
            <text:p>Urbanstraße 20</text:p>
          </table:table-cell>
          <table:table-cell office:value-type="float" office:value="70182" calcext:value-type="float">
            <text:p>7018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poststelle@sta-stuttgart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Traunstein</text:p>
          </table:table-cell>
          <table:table-cell office:value-type="string" calcext:value-type="string">
            <text:p>Ludwigstraße 24</text:p>
          </table:table-cell>
          <table:table-cell office:value-type="float" office:value="83278" calcext:value-type="float">
            <text:p>83278</text:p>
          </table:table-cell>
          <table:table-cell office:value-type="string" calcext:value-type="string">
            <text:p>Traunstein</text:p>
          </table:table-cell>
          <table:table-cell office:value-type="string" calcext:value-type="string">
            <text:p>poststelle@sta-ts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Trier</text:p>
          </table:table-cell>
          <table:table-cell office:value-type="string" calcext:value-type="string">
            <text:p>Dietrichstraße 30</text:p>
          </table:table-cell>
          <table:table-cell office:value-type="float" office:value="54290" calcext:value-type="float">
            <text:p>54290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poststelle@sta-tr.justiz.rlp.d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string" calcext:value-type="string">
            <text:p>Staatsanwaltschaft Tübingen</text:p>
          </table:table-cell>
          <table:table-cell office:value-type="string" calcext:value-type="string">
            <text:p>Doblerstraße 18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poststelle@sta-tuebingen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Ulm</text:p>
          </table:table-cell>
          <table:table-cell office:value-type="string" calcext:value-type="string">
            <text:p>Olgastraße 85</text:p>
          </table:table-cell>
          <table:table-cell office:value-type="float" office:value="89073" calcext:value-type="float">
            <text:p>89073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poststelle@sta-ulm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Verden</text:p>
          </table:table-cell>
          <table:table-cell office:value-type="string" calcext:value-type="string">
            <text:p>Lindhooper Straße 67</text:p>
          </table:table-cell>
          <table:table-cell office:value-type="float" office:value="27283" calcext:value-type="float">
            <text:p>27283</text:p>
          </table:table-cell>
          <table:table-cell office:value-type="string" calcext:value-type="string">
            <text:p>Verden</text:p>
          </table:table-cell>
          <table:table-cell office:value-type="string" calcext:value-type="string">
            <text:p>info@sta-ver.niedersachsen.de</text:p>
          </table:table-cell>
          <table:table-cell office:value-type="string" calcext:value-type="string">
            <text:p>Niedersachsen</text:p>
          </table:table-cell>
        </table:table-row>
        <table:table-row table:style-name="ro1">
          <table:table-cell office:value-type="string" calcext:value-type="string">
            <text:p>Staatsanwaltschaft Waldshut-Tiengen</text:p>
          </table:table-cell>
          <table:table-cell office:value-type="string" calcext:value-type="string">
            <text:p>Friedrichstraße 14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Waldshut-Tiengen</text:p>
          </table:table-cell>
          <table:table-cell office:value-type="string" calcext:value-type="string">
            <text:p>poststelle@sta-waldshut.justiz.bwl.de</text:p>
          </table:table-cell>
          <table:table-cell office:value-type="string" calcext:value-type="string">
            <text:p>Baden-Württemberg</text:p>
          </table:table-cell>
        </table:table-row>
        <table:table-row table:style-name="ro1">
          <table:table-cell office:value-type="string" calcext:value-type="string">
            <text:p>Staatsanwaltschaft Weiden</text:p>
          </table:table-cell>
          <table:table-cell office:value-type="string" calcext:value-type="string">
            <text:p>Dr.-Pfleger-Straße 15</text:p>
          </table:table-cell>
          <table:table-cell office:value-type="float" office:value="92637" calcext:value-type="float">
            <text:p>92637</text:p>
          </table:table-cell>
          <table:table-cell office:value-type="string" calcext:value-type="string">
            <text:p>Weiden</text:p>
          </table:table-cell>
          <table:table-cell office:value-type="string" calcext:value-type="string">
            <text:p>poststelle@sta-wen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Wiesbaden</text:p>
          </table:table-cell>
          <table:table-cell office:value-type="string" calcext:value-type="string">
            <text:p>Konrad-Adenauer-Ring 9</text:p>
          </table:table-cell>
          <table:table-cell office:value-type="float" office:value="65187" calcext:value-type="float">
            <text:p>65187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staatsanwaltschaft@sta-wi.justiz.hessen.de</text:p>
          </table:table-cell>
          <table:table-cell office:value-type="string" calcext:value-type="string">
            <text:p>Hessen</text:p>
          </table:table-cell>
        </table:table-row>
        <table:table-row table:style-name="ro1">
          <table:table-cell office:value-type="string" calcext:value-type="string">
            <text:p>Staatsanwaltschaft Wuppertal</text:p>
          </table:table-cell>
          <table:table-cell office:value-type="string" calcext:value-type="string">
            <text:p>Mühlenweg 9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poststelle@sta-wuppertal.nrw.de</text:p>
          </table:table-cell>
          <table:table-cell office:value-type="string" calcext:value-type="string">
            <text:p>NRW</text:p>
          </table:table-cell>
        </table:table-row>
        <table:table-row table:style-name="ro1">
          <table:table-cell office:value-type="string" calcext:value-type="string">
            <text:p>Staatsanwaltschaft Würzburg</text:p>
          </table:table-cell>
          <table:table-cell office:value-type="string" calcext:value-type="string">
            <text:p>Ottostraße 5</text:p>
          </table:table-cell>
          <table:table-cell office:value-type="float" office:value="97070" calcext:value-type="float">
            <text:p>9707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poststelle@sta-wue.bayern.de</text:p>
          </table:table-cell>
          <table:table-cell office:value-type="string" calcext:value-type="string">
            <text:p>Bayern</text:p>
          </table:table-cell>
        </table:table-row>
        <table:table-row table:style-name="ro1">
          <table:table-cell office:value-type="string" calcext:value-type="string">
            <text:p>Staatsanwaltschaft Zweibrücken</text:p>
          </table:table-cell>
          <table:table-cell office:value-type="string" calcext:value-type="string">
            <text:p>Herzogstraße 21</text:p>
          </table:table-cell>
          <table:table-cell office:value-type="float" office:value="66482" calcext:value-type="float">
            <text:p>66482</text:p>
          </table:table-cell>
          <table:table-cell office:value-type="string" calcext:value-type="string">
            <text:p>Zweibrücken</text:p>
          </table:table-cell>
          <table:table-cell office:value-type="string" calcext:value-type="string">
            <text:p>poststelle@sta-zw.justiz.rlp.de</text:p>
          </table:table-cell>
          <table:table-cell office:value-type="string" calcext:value-type="string">
            <text:p>Rheinland-Pfalz</text:p>
          </table:table-cell>
        </table:table-row>
        <table:table-row table:style-name="ro1">
          <table:table-cell office:value-type="string" calcext:value-type="string">
            <text:p>Staatsanwaltschaft Zwickau</text:p>
          </table:table-cell>
          <table:table-cell office:value-type="string" calcext:value-type="string">
            <text:p>Werdauer Straße 62</text:p>
          </table:table-cell>
          <table:table-cell office:value-type="float" office:value="8056" calcext:value-type="float">
            <text:p>8056</text:p>
          </table:table-cell>
          <table:table-cell office:value-type="string" calcext:value-type="string">
            <text:p>Zwickau</text:p>
          </table:table-cell>
          <table:table-cell office:value-type="string" calcext:value-type="string">
            <text:p>info.sta-zwickau@justiz.sachsen.de</text:p>
          </table:table-cell>
          <table:table-cell office:value-type="string" calcext:value-type="string">
            <text:p>Sachs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12" meta:object-count="0"/>
    <meta:generator>LibreOffice/24.2.2.2$MacOSX_AARCH64 LibreOffice_project/d56cc158d8a96260b836f100ef4b4ef25d6f1a01</meta:generator>
  </office:meta>
</office:document-meta>
</file>